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edium.com/factory-mind/regex-tutorial-a-simple-cheatsheet-by-examples-649dc1c3f285" text:style-name="Internet_20_link" text:visited-style-name="Visited_20_Internet_20_Link"/></text:p>
      <text:p text:style-name="Standard">Regex Cheatsheet:</text:p>
      <text:p text:style-name="Standard"><text:a xlink:type="simple" xlink:href="https://medium.com/factory-mind/regex-tutorial-a-simple-cheatsheet-by-examples-649dc1c3f285" text:style-name="Internet_20_link" text:visited-style-name="Visited_20_Internet_20_Link">https://medium.com/factory-mind/regex-tutorial-a-simple-cheatsheet-by-examples-649dc1c3f285</text:a></text:p>
      <text:p text:style-name="Standard"/>
      <text:p text:style-name="Standard"/>
      <text:p text:style-name="Standard">Outlier Detection:</text:p>
      <text:p text:style-name="Standard"><text:a xlink:type="simple" xlink:href="https://scikit-learn.org/stable/modules/outlier_detection.html" text:style-name="Internet_20_link" text:visited-style-name="Visited_20_Internet_20_Link">https://scikit-learn.org/stable/modules/outlier_detection.html</text:a></text:p>
      <text:p text:style-name="Standard"/>
      <text:p text:style-name="Standard"><text:a xlink:type="simple" xlink:href="https://towardsdatascience.com/a-brief-overview-of-outlier-detection-techniques-1e0b2c19e561" text:style-name="Internet_20_link" text:visited-style-name="Visited_20_Internet_20_Link">https://towardsdatascience.com/a-brief-overview-of-outlier-detection-techniques-1e0b2c19e561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1T15:28:40</meta:creation-date>
    <dc:date>2018-11-09T15:06:37</dc:date>
    <meta:editing-duration>PT23H28M33S</meta:editing-duration>
    <meta:editing-cycles>12</meta:editing-cycles>
    <meta:generator>OpenOffice/4.1.4$Unix OpenOffice.org_project/414m5$Build-9788</meta:generator>
    <meta:document-statistic meta:table-count="0" meta:image-count="0" meta:object-count="0" meta:page-count="1" meta:paragraph-count="5" meta:word-count="7" meta:character-count="280"/>
  </office:meta>
</office:document-meta>
</file>